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 and Future Work</text:p>
      <text:p text:style-name="P1"/>
      <text:p text:style-name="P2"><text:tab/>The monte carlo agent is able to win just under the frequency of basic strategy agents, although basic strategy agents performed better in both flat bid simulations as well as simulations to observe the influence of the number of decks used, these simulations demonstrates that an agent could perform fairly well when not provided an explicit set of instructions. Future research in applications for this algorithm would be that modifying or playing similar games to blackjack could yield improvements if the random sampling methods can be improved. One advantage the algorithm has is that if the simulation rules were to be changed into a new blackjack variant, the monte carlo algorithm should be able to adapt easily while it would be inconvenient to redefine a system similar to basic strategy. For current iterations of blackjack the basic strategy is more efficient in implementation than monte carlo tree search at this time, however, the numbers are close enough that the right vein of research could challenge this assess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3M45S</meta:editing-duration>
    <meta:editing-cycles>6</meta:editing-cycles>
    <meta:generator>OpenOffice/4.0.1$Win32 OpenOffice.org_project/401m5$Build-9714</meta:generator>
    <dc:date>2015-07-05T19:41:16.96</dc:date>
    <dc:creator>Jon Collins</dc:creator>
    <meta:document-statistic meta:table-count="0" meta:image-count="0" meta:object-count="0" meta:page-count="1" meta:paragraph-count="2" meta:word-count="171" meta:character-count="1062"/>
    <meta:user-defined meta:name="Info 1"/>
    <meta:user-defined meta:name="Info 2"/>
    <meta:user-defined meta:name="Info 3"/>
    <meta:user-defined meta:name="Info 4"/>
  </office:meta>
</office:document-meta>
</file>